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4292e" style:font-name="ui-monospace" fo:font-size="9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4292e" style:font-name="ui-monospace" fo:font-size="9pt" fo:letter-spacing="normal" fo:font-style="normal" fo:font-weight="normal" officeooo:rsid="0002fd18" officeooo:paragraph-rsid="0002fd18"/>
    </style:style>
    <style:style style:name="P3" style:family="paragraph" style:parent-style-name="Text_20_body">
      <style:text-properties officeooo:paragraph-rsid="0002fd18"/>
    </style:style>
    <style:style style:name="P4" style:family="paragraph" style:parent-style-name="Text_20_body">
      <style:text-properties officeooo:paragraph-rsid="0004e128"/>
    </style:style>
    <style:style style:name="P5" style:family="paragraph" style:parent-style-name="Text_20_body">
      <style:text-properties officeooo:paragraph-rsid="00061bbd"/>
    </style:style>
    <style:style style:name="P6" style:family="paragraph" style:parent-style-name="Text_20_body">
      <style:text-properties officeooo:rsid="00061bbd" officeooo:paragraph-rsid="00061bb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ui-monospace" fo:font-size="9pt"/>
    </style:style>
    <style:style style:name="T3" style:family="text">
      <style:text-properties style:font-name="ui-monospace" fo:font-size="9pt" officeooo:rsid="0002fd18"/>
    </style:style>
    <style:style style:name="T4" style:family="text">
      <style:text-properties style:font-name="ui-monospace" fo:font-size="9pt" style:text-underline-style="solid" style:text-underline-width="auto" style:text-underline-color="font-color"/>
    </style:style>
    <style:style style:name="T5" style:family="text">
      <style:text-properties fo:font-variant="normal" fo:text-transform="none" fo:color="#24292e" style:font-name="ui-monospace" fo:font-size="9pt" fo:letter-spacing="normal" fo:font-style="normal" fo:font-weight="normal"/>
    </style:style>
    <style:style style:name="T6" style:family="text">
      <style:text-properties fo:font-variant="normal" fo:text-transform="none" fo:color="#24292e" style:font-name="ui-monospace" fo:font-size="9pt" fo:letter-spacing="normal" fo:font-style="normal" fo:font-weight="normal" officeooo:rsid="0002fd18"/>
    </style:style>
    <style:style style:name="T7" style:family="text">
      <style:text-properties fo:font-variant="normal" fo:text-transform="none" fo:color="#24292e" style:font-name="ui-monospace" fo:font-size="9pt" fo:letter-spacing="normal" fo:font-style="normal" fo:font-weight="normal" officeooo:rsid="0004e128"/>
    </style:style>
    <style:style style:name="T8" style:family="text">
      <style:text-properties fo:font-variant="normal" fo:text-transform="none" fo:color="#24292e" style:font-name="ui-monospace" fo:font-size="9pt" fo:letter-spacing="normal" fo:font-style="normal" fo:font-weight="normal" officeooo:rsid="00061bbd"/>
    </style:style>
    <style:style style:name="T9" style:family="text">
      <style:text-properties fo:font-variant="normal" fo:text-transform="none" fo:color="#24292e" style:font-name="ui-monospace" fo:font-size="9pt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fo:font-variant="normal" fo:text-transform="none" fo:color="#24292e" style:font-name="ui-monospace" fo:font-size="9pt" fo:letter-spacing="normal" fo:font-style="normal" style:text-underline-style="solid" style:text-underline-width="auto" style:text-underline-color="font-color" fo:font-weight="normal" officeooo:rsid="0004e128"/>
    </style:style>
    <style:style style:name="T11" style:family="text">
      <style:text-properties fo:font-variant="normal" fo:text-transform="none" fo:color="#24292e" style:font-name="ui-monospace" fo:font-size="9pt" fo:letter-spacing="normal" fo:font-style="normal" style:text-underline-style="none" fo:font-weight="normal"/>
    </style:style>
    <style:style style:name="T12" style:family="text">
      <style:text-properties officeooo:rsid="00061b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e10-</text:p>
      <text:p text:style-name="P1"/>
      <text:p text:style-name="P1"/>
      <text:p text:style-name="P1">Student(<text:span text:style-name="T1">StdNo</text:span>, StdName, StdAddress, StdCity, StdState, StdZip, StdEmai)</text:p>
      <text:p text:style-name="P1"/>
      <text:p text:style-name="P1"/>
      <text:p text:style-name="P3"><text:span text:style-name="T3">I</text:span><text:span text:style-name="T2">nstitution(</text:span><text:span text:style-name="T4">InstID</text:span><text:span text:style-name="T2">, InstName, InstMascot)</text:span></text:p>
      <text:p text:style-name="P3"><text:span text:style-name="T2"/></text:p>
      <text:p text:style-name="P3"><text:span text:style-name="T5">Lender(</text:span><text:span text:style-name="T9">LenderNo</text:span><text:span text:style-name="T5">, LendName)</text:span></text:p>
      <text:p text:style-name="P3"><text:span text:style-name="T5"/></text:p>
      <text:p text:style-name="P3"><text:span text:style-name="T5">Loan(</text:span><text:span text:style-name="T9">LoanNo</text:span><text:span text:style-name="T5">, StdNo, InstID, LenderNo, ProcDate, DisbMethod, DisbBank, DateAuth, NoteValue, Subsidized, Rate)</text:span></text:p>
      <text:p text:style-name="P3"><text:span text:style-name="T5"/></text:p>
      <text:p text:style-name="P3"><text:span text:style-name="T5">FOREIGN KEY(StdNo) REFERENCES Student</text:span></text:p>
      <text:p text:style-name="P3"><text:span text:style-name="T5">FOREIGN KEY(InstID) REFERENCES Institution</text:span></text:p>
      <text:p text:style-name="P3"><text:span text:style-name="T5">FOREIGN KEY(LenderNo) REFERENCES Lender</text:span></text:p>
      <text:p text:style-name="P3"><text:span text:style-name="T5">StdNo NOT NULL</text:span></text:p>
      <text:p text:style-name="P3"><text:span text:style-name="T5"/></text:p>
      <text:p text:style-name="P3"><text:span text:style-name="T5">DisburseLine(</text:span><text:span text:style-name="T9">DateSent</text:span><text:span text:style-name="T5">, </text:span><text:span text:style-name="T11">LoanNo</text:span><text:span text:style-name="T5">, Amount, OrigFee, GuarFee)</text:span></text:p>
      <text:p text:style-name="P3"><text:span text:style-name="T6">F</text:span><text:span text:style-name="T5">OREIGN KEY(LoanNo) REFERENCES Loan</text:span></text:p>
      <text:p text:style-name="P4"><text:span text:style-name="T6">LoanNo NOT NULL</text:span></text:p>
      <text:p text:style-name="P4"><text:span text:style-name="T6"/></text:p>
      <text:p text:style-name="P4"><text:span text:style-name="T6"/></text:p>
      <text:p text:style-name="P4"><text:span text:style-name="T7">Account(</text:span><text:span text:style-name="T10">Acctid</text:span><text:span text:style-name="T7">, AcctName,Balance,FkAcctid)</text:span></text:p>
      <text:p text:style-name="P4"><text:span text:style-name="T7">FOREIGN KEY(FkAcctid) REFERENCES Account</text:span></text:p>
      <text:p text:style-name="P4"><text:span text:style-name="T7"/></text:p>
      <text:p text:style-name="P4"><text:span text:style-name="T7"/></text:p>
      <text:p text:style-name="P5"><text:span text:style-name="T8">Owner(OwnId, OwnName, OwnPhone, PropId)</text:span></text:p>
      <text:p text:style-name="P5"><text:span text:style-name="T8">Propert(PropId, BldgName, UnitNo, Bdrms, OwnId)</text:span></text:p>
      <text:p text:style-name="P5"><text:span text:style-name="T6">F</text:span><text:span text:style-name="T5">OREIGN KEY(</text:span><text:span text:style-name="T8">PropId</text:span><text:span text:style-name="T5">) REFERENCES </text:span><text:span text:style-name="T8">Owner</text:span></text:p>
      <text:p text:style-name="P5"><text:span text:style-name="T6">F</text:span><text:span text:style-name="T8">OREIGN KEY(OwnId) REFERENCES Owner</text:span></text:p>
      <text:p text:style-name="P6"><text:span text:style-name="T8">O</text:span><text:span text:style-name="T5">wnId NOT NULL</text:span></text:p>
      <text:p text:style-name="P5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7T07:50:46.321931494</dc:date>
    <meta:editing-duration>PT4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77" meta:character-count="747" meta:non-whitespace-character-count="688"/>
  </office:meta>
</office:document-meta>
</file>